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Text_20_body">
      <style:text-properties officeooo:rsid="000f59fb" officeooo:paragraph-rsid="002de6db"/>
    </style:style>
    <style:style style:name="P3" style:family="paragraph" style:parent-style-name="Text_20_body">
      <style:text-properties officeooo:rsid="00245811" officeooo:paragraph-rsid="002bf14b"/>
    </style:style>
    <style:style style:name="P4" style:family="paragraph" style:parent-style-name="Text_20_body">
      <style:text-properties officeooo:paragraph-rsid="002de6db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2de6db"/>
    </style:style>
    <style:style style:name="P6" style:family="paragraph" style:parent-style-name="Heading_20_3">
      <style:text-properties officeooo:paragraph-rsid="002de6db"/>
    </style:style>
    <style:style style:name="P7" style:family="paragraph" style:parent-style-name="Heading_20_3">
      <style:paragraph-properties fo:break-before="page"/>
      <style:text-properties officeooo:rsid="00245811" officeooo:paragraph-rsid="002bf14b"/>
    </style:style>
    <style:style style:name="P8" style:family="paragraph" style:parent-style-name="Heading_20_3">
      <style:paragraph-properties fo:break-before="page"/>
      <style:text-properties officeooo:rsid="0008f0b2" officeooo:paragraph-rsid="002de6db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245811"/>
    </style:style>
    <style:style style:name="T4" style:family="text">
      <style:text-properties officeooo:rsid="0022dc82"/>
    </style:style>
    <style:style style:name="T5" style:family="text">
      <style:text-properties officeooo:rsid="002bf1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Five Days in May</text:span></text:h>
      <text:h text:style-name="Heading_20_2" text:outline-level="2">(<text:span text:style-name="T2">Blue Rodeo</text:span>)</text:h>
      <text:p text:style-name="Text_20_body">Time Signature: <text:span text:style-name="T1">4</text:span>/4</text:p>
      <text:p text:style-name="Text_20_body">Chords: <text:span text:style-name="T2">Am, Bm, </text:span>C, <text:span text:style-name="T2">D, Em, </text:span>F, G</text:p>
      <text:p text:style-name="Text_20_body">Tempo: 120 - 140 BPM</text:p>
      <text:p text:style-name="P1"/>
      <text:h text:style-name="P8" text:outline-level="3">[INTRO]</text:h>
      <text:p text:style-name="P2">Em <text:s/>D <text:s/>Am <text:s/>C</text:p>
      <text:h text:style-name="P6" text:outline-level="3">[VERSE 1]</text:h>
      <text:p text:style-name="P4">Em</text:p>
      <text:p text:style-name="P2">They met in a hurricane</text:p>
      <text:p text:style-name="P2">D</text:p>
      <text:p text:style-name="P2">Standing in the shelter out of the rain</text:p>
      <text:p text:style-name="P2">Am <text:s text:c="24"/>C</text:p>
      <text:p text:style-name="P2">She tucked a note into his hand</text:p>
      <text:p text:style-name="P2">Em</text:p>
      <text:p text:style-name="P2">Later on they took his car</text:p>
      <text:p text:style-name="P2">D</text:p>
      <text:p text:style-name="P2">Drove on down where the beaches are</text:p>
      <text:p text:style-name="P2">Am <text:s text:c="22"/>C</text:p>
      <text:p text:style-name="P2">He wrote her name in the sand</text:p>
      <text:p text:style-name="P2">G <text:s text:c="9"/>F <text:s text:c="12"/>C <text:s text:c="3"/>D</text:p>
      <text:p text:style-name="P2">Never even let go of her hand</text:p>
      <text:h text:style-name="P6" text:outline-level="3">[VERSE 2]</text:h>
      <text:p text:style-name="P2">Em</text:p>
      <text:p text:style-name="P2">Somehow they stayed that way</text:p>
      <text:p text:style-name="P2">D</text:p>
      <text:p text:style-name="P2">For those 5 days in May</text:p>
      <text:p text:style-name="P2">Am <text:s text:c="28"/>C</text:p>
      <text:p text:style-name="P2">Made all the stars around them shine</text:p>
      <text:p text:style-name="P2">Em</text:p>
      <text:p text:style-name="P2">Funny how you can look in vain</text:p>
      <text:p text:style-name="P2">D</text:p>
      <text:p text:style-name="P2">Living on nerves and such sweet pain</text:p>
      <text:p text:style-name="P2">Am <text:s text:c="25"/>C</text:p>
      <text:p text:style-name="P2">The loneliness that cuts so fine</text:p>
      <text:p text:style-name="P2">G <text:s text:c="22"/>F <text:s text:c="14"/>C <text:s text:c="4"/>D</text:p>
      <text:p text:style-name="P2">To find the face you've seen a thousand tim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B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B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Em</text:p>
      <text:p text:style-name="P2">In everything I've done</text:p>
      <text:p text:style-name="P2"><text:s text:c="12"/>Em</text:p>
      <text:p text:style-name="P2">You are the one</text:p>
      <text:h text:style-name="P6" text:outline-level="3">[<text:span text:style-name="T2">VERSE 3</text:span>]</text:h>
      <text:p text:style-name="P2">Em</text:p>
      <text:p text:style-name="P2">Looking back it's hard to tell</text:p>
      <text:p text:style-name="P2">D</text:p>
      <text:p text:style-name="P2">Why they stood while others fell</text:p>
      <text:p text:style-name="P2">Am <text:s text:c="24"/>C</text:p>
      <text:p text:style-name="P2">Spend your life working it out</text:p>
      <text:p text:style-name="P2">Em</text:p>
      <text:p text:style-name="P2">All I know is one cloudy day</text:p>
      <text:p text:style-name="P2">D</text:p>
      <text:p text:style-name="P2">They both just ran away</text:p>
      <text:p text:style-name="P2">Am <text:s text:c="28"/>C</text:p>
      <text:p text:style-name="P2">Rain on the windshield heading South</text:p>
      <text:p text:style-name="P2">G <text:s text:c="12"/>F <text:s text:c="15"/>C <text:s text:c="4"/>D</text:p>
      <text:p text:style-name="P2">She loved the lines around his mouth</text:p>
      <text:p text:style-name="P2"/>
      <text:p text:style-name="P2"/>
      <text:p text:style-name="P2"/>
      <text:p text:style-name="P2"/>
      <text:p text:style-name="P2"/>
      <text:h text:style-name="P6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B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B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Em</text:p>
      <text:p text:style-name="P2">In everything I've done</text:p>
      <text:p text:style-name="P2"><text:s text:c="12"/>Em</text:p>
      <text:p text:style-name="P2"><text:span text:style-name="T2">You are the 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3M2S</meta:editing-duration>
    <meta:editing-cycles>30</meta:editing-cycles>
    <meta:generator>LibreOffice/4.3.3.2$Linux_X86_64 LibreOffice_project/430m0$Build-2</meta:generator>
    <dc:title>Lyrics + Chords</dc:title>
    <dc:date>2017-04-04T21:13:10.130600206</dc:date>
    <meta:print-date>2017-04-03T12:23:29.985893000</meta:print-date>
    <meta:document-statistic meta:table-count="0" meta:image-count="0" meta:object-count="0" meta:page-count="4" meta:paragraph-count="94" meta:word-count="336" meta:character-count="1821" meta:non-whitespace-character-count="11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